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664" calcext:value-type="float">
            <text:p>125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376" calcext:value-type="float">
            <text:p>125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664" calcext:value-type="float">
            <text:p>125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928" calcext:value-type="float">
            <text:p>123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072" calcext:value-type="float">
            <text:p>123.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592" calcext:value-type="float">
            <text:p>123.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928" calcext:value-type="float">
            <text:p>123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7852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